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top="0in" fo:margin-bottom="0in" style:contextual-spacing="false"/>
      <style:text-properties officeooo:paragraph-rsid="0005aee1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>
      <style:paragraph-properties fo:margin-top="0in" fo:margin-bottom="0in" style:contextual-spacing="false"/>
      <style:text-properties officeooo:paragraph-rsid="0006c933"/>
    </style:style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6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7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8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9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20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T1" style:family="text">
      <style:text-properties officeooo:rsid="0005aee1"/>
    </style:style>
    <style:style style:name="T2" style:family="text">
      <style:text-properties officeooo:rsid="0006c93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hase 1: Planning &amp; Requirements </text:h>
      <text:p text:style-name="Text_20_body"><text:span text:style-name="Strong_20_Emphasis">Objectives:</text:span></text:p>
      <text:list text:style-name="L1">
        <text:list-item>
          <text:p text:style-name="P1"><text:span text:style-name="Strong_20_Emphasis"><text:s/>System Metrics:</text:span></text:p>
          <text:list>
            <text:list-item>
              <text:p text:style-name="P2"><text:span text:style-name="T1">Metrics: </text:span>CPU load, memory usage, disk I/O, network activity). </text:p>
            </text:list-item>
            <text:list-item>
              <text:p text:style-name="P2">Prioritize metrics based on system importance and ease of access on Linux systems. </text:p>
            </text:list-item>
          </text:list>
        </text:list-item>
        <text:list-item>
          <text:p text:style-name="P1"><text:span text:style-name="Strong_20_Emphasis">User Interface Requirements:</text:span></text:p>
          <text:list>
            <text:list-item>
              <text:p text:style-name="P2">UI features: real-time graphs, status logs, alerts/notifications. </text:p>
            </text:list-item>
            <text:list-item>
              <text:p text:style-name="P2"><text:span text:style-name="T1">Desired </text:span>interactivity: tooltips, zooming on graphs, and filtering options.</text:p>
            </text:list-item>
          </text:list>
        </text:list-item>
      </text:list>
      <text:p text:style-name="Text_20_body"><text:span text:style-name="Strong_20_Emphasis">Architecture &amp; Design:</text:span></text:p>
      <text:list text:style-name="L2">
        <text:list-item>
          <text:p text:style-name="P3"><text:span text:style-name="Strong_20_Emphasis">Architecture:</text:span></text:p>
          <text:list>
            <text:list-item>
              <text:p text:style-name="P4">high-level <text:span text:style-name="T1">overview for</text:span> core modules: </text:p>
              <text:list>
                <text:list-item>
                  <text:p text:style-name="P4"><text:span text:style-name="Strong_20_Emphasis">Data Collection Module:</text:span> Responsible for reading system files (e.g., /proc/stat, /proc/meminfo). </text:p>
                </text:list-item>
                <text:list-item>
                  <text:p text:style-name="P4"><text:span text:style-name="Strong_20_Emphasis">Data Processing Module:</text:span> Handles data aggregation, smoothing, and preparation for display. </text:p>
                </text:list-item>
                <text:list-item>
                  <text:p text:style-name="P4"><text:span text:style-name="Strong_20_Emphasis">User Interface Module:</text:span> Renders real-time charts and logs. </text:p>
                </text:list-item>
                <text:list-item>
                  <text:p text:style-name="P4"><text:span text:style-name="Strong_20_Emphasis">Logging &amp; Configuration Module:</text:span> Manages persistent logging and runtime configuration. </text:p>
                </text:list-item>
              </text:list>
            </text:list-item>
            <text:list-item>
              <text:p text:style-name="P4"><text:span text:style-name="T1">D</text:span>ata flow and integration points between modules <text:span text:style-name="T1">(will make diagram later)</text:span>. </text:p>
            </text:list-item>
          </text:list>
        </text:list-item>
        <text:list-item>
          <text:p text:style-name="P3"><text:span text:style-name="Strong_20_Emphasis">Design Patterns:</text:span></text:p>
          <text:list>
            <text:list-item>
              <text:p text:style-name="P4"><text:span text:style-name="Strong_20_Emphasis">Observer Pattern:</text:span> For real-time UI updates when new data arrives. </text:p>
            </text:list-item>
            <text:list-item>
              <text:p text:style-name="P4"><text:span text:style-name="Strong_20_Emphasis">Singleton Pattern:</text:span> To ensure single instances of logging and configuration management. </text:p>
            </text:list-item>
            <text:list-item>
              <text:p text:style-name="P3"><text:span text:style-name="Strong_20_Emphasis">Factory Pattern:</text:span> For dynamic creation and management of monitoring modules, enabling scalability and easier maintenance. </text:p>
            </text:list-item>
          </text:list>
        </text:list-item>
      </text:list>
      <text:p text:style-name="Text_20_body"><text:span text:style-name="Strong_20_Emphasis">Tools &amp; Environment Setup:</text:span></text:p>
      <text:list text:style-name="L3">
        <text:list-item>
          <text:p text:style-name="P5"><text:span text:style-name="Strong_20_Emphasis">Compiler &amp; Tools Verification:</text:span></text:p>
          <text:list>
            <text:list-item>
              <text:p text:style-name="P6">GNU g++, clang-format, make, CMake, and GDB. </text:p>
            </text:list-item>
            <text:list-item>
              <text:p text:style-name="P6">Verify system compatibility and toolchain integrity via simple test builds. </text:p>
            </text:list-item>
          </text:list>
        </text:list-item>
        <text:list-item>
          <text:p text:style-name="P5"><text:span text:style-name="Strong_20_Emphasis">Version Control:</text:span></text:p>
          <text:list>
            <text:list-item>
              <text:p text:style-name="P6">Git. </text:p>
            </text:list-item>
            <text:list-item>
              <text:p text:style-name="P6"><text:span text:style-name="T1">B</text:span>ranch naming conventions: feature/, bugfix/, and release/. </text:p>
            </text:list-item>
            <text:list-item>
              <text:p text:style-name="P5">GitHub remote repository for collaboration and backup. 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Environment Setup &amp; Configuration </text:h>
      <text:p text:style-name="Text_20_body"><text:span text:style-name="Strong_20_Emphasis">Project Structure:</text:span></text:p>
      <text:list text:style-name="L4">
        <text:list-item>
          <text:p text:style-name="P7"><text:span text:style-name="Strong_20_Emphasis">Directory Layout:</text:span> </text:p>
          <text:list>
            <text:list-item>
              <text:p text:style-name="P7"><text:span text:style-name="T1">Root d</text:span>irectory structure: </text:p>
              <text:list>
                <text:list-item>
                  <text:p text:style-name="P8">Source code (src/) </text:p>
                </text:list-item>
                <text:list-item>
                  <text:p text:style-name="P7">Header files (include/) </text:p>
                </text:list-item>
                <text:list-item>
                  <text:p text:style-name="P7">Unit tests (tests/) </text:p>
                </text:list-item>
                <text:list-item>
                  <text:p text:style-name="P7">Documentation (docs/) <text:s/></text:p>
                </text:list-item>
              </text:list>
            </text:list-item>
          </text:list>
        </text:list-item>
        <text:list-item>
          <text:p text:style-name="P7"><text:span text:style-name="Strong_20_Emphasis">Build Configuration:</text:span> </text:p>
          <text:list>
            <text:list-item>
              <text:p text:style-name="P7"><text:span text:style-name="T1">Root </text:span>CMakeLists.txt file: </text:p>
              <text:list>
                <text:list-item>
                  <text:p text:style-name="P7">Defines project metadata. </text:p>
                </text:list-item>
                <text:list-item>
                  <text:p text:style-name="P7">Lists source and header directories. </text:p>
                </text:list-item>
                <text:list-item>
                  <text:p text:style-name="P7">Sets up basic targets and dependencies. <text:s/></text:p>
                </text:list-item>
              </text:list>
            </text:list-item>
          </text:list>
        </text:list-item>
      </text:list>
      <text:p text:style-name="Text_20_body"><text:span text:style-name="Strong_20_Emphasis">Coding Standards:</text:span></text:p>
      <text:list text:style-name="L5">
        <text:list-item>
          <text:p text:style-name="P9"><text:span text:style-name="Strong_20_Emphasis">Code Style:</text:span> </text:p>
          <text:list>
            <text:list-item>
              <text:p text:style-name="P9"><text:s/>CmakeLists.txt with Google style. </text:p>
            </text:list-item>
            <text:list-item>
              <text:p text:style-name="P9"><text:span text:style-name="T1">C</text:span>code style guide <text:span text:style-name="T1">outlines</text:span> naming conventions, commenting standards, and file organization. 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<text:soft-page-break/>Core Data Collection Modules</text:h>
      <text:p text:style-name="Text_20_body"><text:span text:style-name="Strong_20_Emphasis">System Metrics Gathering:</text:span></text:p>
      <text:list text:style-name="L6">
        <text:list-item>
          <text:p text:style-name="P11"><text:span text:style-name="Strong_20_Emphasis">CPU &amp; Memory:</text:span> </text:p>
          <text:list>
            <text:list-item>
              <text:p text:style-name="P11"><text:span text:style-name="T1">R</text:span>ead and parse /proc/stat for CPU metrics. </text:p>
            </text:list-item>
            <text:list-item>
              <text:p text:style-name="P11">Extract memory usage from /proc/meminfo, handling different memory states (free, used, buffers). </text:p>
            </text:list-item>
          </text:list>
        </text:list-item>
        <text:list-item>
          <text:p text:style-name="P11"><text:span text:style-name="Strong_20_Emphasis">Disk &amp; Network:</text:span> </text:p>
          <text:list>
            <text:list-item>
              <text:p text:style-name="P11"><text:span text:style-name="T1">P</text:span>arsers for /proc/diskstats to capture disk I/O metrics. </text:p>
            </text:list-item>
            <text:list-item>
              <text:p text:style-name="P12"><text:span text:style-name="T2">P</text:span>arse /proc/net/dev <text:s/>for network traffic details. </text:p>
              <text:p text:style-name="P12"><text:s/></text:p>
            </text:list-item>
          </text:list>
        </text:list-item>
      </text:list>
      <text:p text:style-name="Text_20_body"><text:span text:style-name="Strong_20_Emphasis">Multithreading Implementation:</text:span></text:p>
      <text:list text:style-name="L7">
        <text:list-item>
          <text:p text:style-name="P13"><text:span text:style-name="Strong_20_Emphasis">Concurrent Data Collection:</text:span> </text:p>
          <text:list>
            <text:list-item>
              <text:p text:style-name="P13"><text:span text:style-name="T2">S</text:span>eparate threads for each metric category (CPU, memory, disk, network). </text:p>
            </text:list-item>
            <text:list-item>
              <text:p text:style-name="P13"><text:span text:style-name="T2">S</text:span>tandard C++ threading libraries (std::thread) <text:s/>spawn and manage threads. <text:s/></text:p>
            </text:list-item>
          </text:list>
        </text:list-item>
        <text:list-item>
          <text:p text:style-name="P13"><text:span text:style-name="Strong_20_Emphasis">Synchronization:</text:span> </text:p>
          <text:list>
            <text:list-item>
              <text:p text:style-name="P13"><text:span text:style-name="T2">M</text:span>utexes, condition variables, or atomic operations to safely share data between threads. </text:p>
            </text:list-item>
            <text:list-item>
              <text:p text:style-name="P14"><text:span text:style-name="T2">T</text:span>hread-safe data structures for storing collected metrics. </text:p>
            </text:list-item>
          </text:list>
        </text:list-item>
      </text:list>
      <text:p text:style-name="Text_20_body"><text:span text:style-name="Strong_20_Emphasis">Memory Management:</text:span></text:p>
      <text:list text:style-name="L8">
        <text:list-item>
          <text:p text:style-name="P15"><text:span text:style-name="Strong_20_Emphasis">Smart Pointers:</text:span> </text:p>
          <text:list>
            <text:list-item>
              <text:p text:style-name="P15">std::unique_ptr and std::shared_ptr to manage dynamic allocations. </text:p>
            </text:list-item>
            <text:list-item>
              <text:p text:style-name="P15">RAII (Resource Acquisition Is Initialization) principles throughout the code. </text:p>
            </text:list-item>
            <text:list-item>
              <text:p text:style-name="P16"><text:span text:style-name="T2">U</text:span>nit tests specifically targeting potential memory leaks. </text:p>
            </text:list-item>
          </text:list>
        </text:list-item>
      </text:list>
      <text:p text:style-name="Text_20_body"><text:span text:style-name="Strong_20_Emphasis">Data Partitioning:</text:span></text:p>
      <text:list text:style-name="L9">
        <text:list-item>
          <text:p text:style-name="P17"><text:span text:style-name="Strong_20_Emphasis">Data Organization:</text:span> </text:p>
          <text:list>
            <text:list-item>
              <text:p text:style-name="P17"><text:span text:style-name="T2">data collected </text:span>in <text:span text:style-name="T2">STL</text:span> containers such as vectors or circular buffers. </text:p>
            </text:list-item>
            <text:list-item>
              <text:p text:style-name="P17"><text:span text:style-name="T2">E</text:span>fficient data access methods for real-time analysis and visualization. </text:p>
            </text:list-item>
            <text:list-item>
              <text:p text:style-name="P18"><text:span text:style-name="T2">Built</text:span> for future scalability (e.g., time-series data handling). </text:p>
            </text:list-item>
          </text:list>
        </text:list-item>
      </text:list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User Interface</text:h>
      <text:p text:style-name="Text_20_body"><text:span text:style-name="Strong_20_Emphasis">UI Toolkit Selection:</text:span></text:p>
      <text:list text:style-name="L10">
        <text:list-item>
          <text:p text:style-name="P19"><text:span text:style-name="Strong_20_Emphasis">Framework:</text:span> </text:p>
          <text:list>
            <text:list-item>
              <text:p text:style-name="P19">Qt <text:s/></text:p>
              <text:list>
                <text:list-header>
                  <text:p text:style-name="P19"><text:span text:style-name="Strong_20_Emphasis"/></text:p>
                </text:list-header>
              </text:list>
            </text:list-item>
          </text:list>
        </text:list-item>
      </text:list>
      <text:p text:style-name="Text_20_body"><text:span text:style-name="Strong_20_Emphasis">UI Implementation:</text:span></text:p>
      <text:list text:style-name="L11">
        <text:list-item>
          <text:p text:style-name="P20"><text:span text:style-name="Strong_20_Emphasis">Core Components:</text:span> </text:p>
          <text:list>
            <text:list-item>
              <text:p text:style-name="P20"><text:span text:style-name="T2">B</text:span>asic UI components for displaying real-time charts and logs. </text:p>
            </text:list-item>
            <text:list-item>
              <text:p text:style-name="P20">Observer pattern to automatically update the UI as new data is processed. </text:p>
            </text:list-item>
            <text:list-item>
              <text:p text:style-name="P21"><text:span text:style-name="T2">R</text:span>esponsive and handles high-frequency updates without performance degradation.</text:p>
            </text:list-item>
          </text:list>
        </text:list-item>
      </text:list>
      <text:p text:style-name="Text_20_body"><text:span text:style-name="Strong_20_Emphasis">Interaction with Backend:</text:span></text:p>
      <text:list text:style-name="L12">
        <text:list-item>
          <text:p text:style-name="P22"><text:span text:style-name="Strong_20_Emphasis">API Design:</text:span> </text:p>
          <text:list>
            <text:list-item>
              <text:p text:style-name="P22">API that abstracts the interaction between the UI and data collection modules. <text:s/></text:p>
            </text:list-item>
            <text:list-item>
              <text:p text:style-name="P23">Design<text:span text:style-name="T2">ed</text:span> for extensibility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Phase 5: Integration, Testing &amp; Optimization (2 Weeks)</text:h>
      <text:p text:style-name="Text_20_body"><text:span text:style-name="Strong_20_Emphasis">Module Integration:</text:span></text:p>
      <text:list text:style-name="L13">
        <text:list-item>
          <text:p text:style-name="P24"><text:span text:style-name="Strong_20_Emphasis">System Integration:</text:span> </text:p>
          <text:list>
            <text:list-item>
              <text:p text:style-name="P24">Gradually integrate modules (data collection, processing, and UI) ensuring each part works in tandem. </text:p>
            </text:list-item>
            <text:list-item>
              <text:p text:style-name="P24">Establish clear communication channels and error-handling mechanisms between modules. </text:p>
            </text:list-item>
            <text:list-item>
              <text:p text:style-name="P25">Conduct integration tests to validate cross-module data flow. </text:p>
            </text:list-item>
          </text:list>
        </text:list-item>
      </text:list>
      <text:p text:style-name="Text_20_body"><text:span text:style-name="Strong_20_Emphasis">Testing:</text:span></text:p>
      <text:list text:style-name="L14">
        <text:list-item>
          <text:p text:style-name="P26"><text:span text:style-name="Strong_20_Emphasis">Unit Testing:</text:span> </text:p>
          <text:list>
            <text:list-item>
              <text:p text:style-name="P26">Write tests using a framework such as GoogleTest. </text:p>
            </text:list-item>
            <text:list-item>
              <text:p text:style-name="P26">Ensure coverage for each module, especially for critical functions like data parsing and multithreaded data access. </text:p>
            </text:list-item>
          </text:list>
        </text:list-item>
        <text:list-item>
          <text:p text:style-name="P26"><text:span text:style-name="Strong_20_Emphasis">Debugging:</text:span> </text:p>
          <text:list>
            <text:list-item>
              <text:p text:style-name="P26">Use GDB to step through multithreading operations. </text:p>
            </text:list-item>
            <text:list-item>
              <text:p text:style-name="P27">Identify and resolve race conditions, deadlocks, or other synchronization issues. </text:p>
            </text:list-item>
          </text:list>
        </text:list-item>
      </text:list>
      <text:p text:style-name="Text_20_body"><text:span text:style-name="Strong_20_Emphasis">Performance Optimization:</text:span></text:p>
      <text:list text:style-name="L15">
        <text:list-item>
          <text:p text:style-name="P28"><text:span text:style-name="Strong_20_Emphasis">Resource Profiling:</text:span> </text:p>
          <text:list>
            <text:list-item>
              <text:p text:style-name="P28">Monitor CPU and memory usage during high-load scenarios. </text:p>
            </text:list-item>
            <text:list-item>
              <text:p text:style-name="P28">Optimize algorithms for data processing and ensure that thread scheduling is efficient. </text:p>
            </text:list-item>
          </text:list>
        </text:list-item>
        <text:list-item>
          <text:p text:style-name="P28"><text:span text:style-name="Strong_20_Emphasis">Bottleneck Identification:</text:span> </text:p>
          <text:list>
            <text:list-item>
              <text:p text:style-name="P28">Profile different components and pinpoint performance issues. </text:p>
            </text:list-item>
            <text:list-item>
              <text:p text:style-name="P29">Refactor code and optimize data structures based on profiling feedback. </text:p>
            </text:list-item>
          </text:list>
        </text:list-item>
      </text:list>
      <text:p text:style-name="Text_20_body"><text:span text:style-name="Strong_20_Emphasis">Memory &amp; Resource Management:</text:span></text:p>
      <text:list text:style-name="L16">
        <text:list-item>
          <text:p text:style-name="P30"><text:span text:style-name="Strong_20_Emphasis">Code Refactoring:</text:span> </text:p>
          <text:list>
            <text:list-item>
              <text:p text:style-name="P30">Review the code to eliminate potential memory leaks and optimize resource usage. </text:p>
            </text:list-item>
            <text:list-item>
              <text:p text:style-name="P31">Conduct stress tests and review logging to ensure stability under prolonged use. </text:p>
            </text:list-item>
          </text:list>
        </text:list-item>
      </text:list>
      <text:p text:style-name="Horizontal_20_Line"/>
      <text:h text:style-name="Heading_20_3" text:outline-level="3">Phase 6: Documentation, Deployment &amp; Portfolio Preparation (1 Week)</text:h>
      <text:p text:style-name="Text_20_body"><text:span text:style-name="Strong_20_Emphasis">Documentation:</text:span></text:p>
      <text:list text:style-name="L17">
        <text:list-item>
          <text:p text:style-name="P32"><text:span text:style-name="Strong_20_Emphasis">Project README:</text:span> </text:p>
          <text:list>
            <text:list-item>
              <text:p text:style-name="P32">Write a comprehensive README file covering: </text:p>
              <text:list>
                <text:list-item>
                  <text:p text:style-name="P32">Project purpose and objectives. </text:p>
                </text:list-item>
                <text:list-item>
                  <text:p text:style-name="P32">Setup instructions, including prerequisites and environment configurations. </text:p>
                </text:list-item>
                <text:list-item>
                  <text:p text:style-name="P32">A walkthrough of the project architecture and key design decisions. </text:p>
                </text:list-item>
              </text:list>
            </text:list-item>
          </text:list>
        </text:list-item>
        <text:list-item>
          <text:p text:style-name="P32"><text:span text:style-name="Strong_20_Emphasis">Code Documentation:</text:span> </text:p>
          <text:list>
            <text:list-item>
              <text:p text:style-name="P32">Include inline comments where necessary. </text:p>
            </text:list-item>
            <text:list-item>
              <text:p text:style-name="P33">Use tools like Doxygen to generate API documentation, ensuring all public classes and functions are well-documented. </text:p>
            </text:list-item>
          </text:list>
        </text:list-item>
      </text:list>
      <text:p text:style-name="Text_20_body"><text:soft-page-break/><text:span text:style-name="Strong_20_Emphasis">Packaging:</text:span></text:p>
      <text:list text:style-name="L18">
        <text:list-item>
          <text:p text:style-name="P34"><text:span text:style-name="Strong_20_Emphasis">Distribution Preparation:</text:span> </text:p>
          <text:list>
            <text:list-item>
              <text:p text:style-name="P34">Create a robust Makefile or integrate CPack with CMake to generate Linux packages. </text:p>
            </text:list-item>
            <text:list-item>
              <text:p text:style-name="P34">Test the packaging process on multiple Linux distributions if possible. </text:p>
            </text:list-item>
          </text:list>
        </text:list-item>
        <text:list-item>
          <text:p text:style-name="P34"><text:span text:style-name="Strong_20_Emphasis">Deployment Script:</text:span> </text:p>
          <text:list>
            <text:list-item>
              <text:p text:style-name="P35">Write scripts for automated installation and environment setup to simplify deployment for end-users. </text:p>
            </text:list-item>
          </text:list>
        </text:list-item>
      </text:list>
      <text:p text:style-name="Text_20_body"><text:span text:style-name="Strong_20_Emphasis">Portfolio Preparation:</text:span></text:p>
      <text:list text:style-name="L19">
        <text:list-item>
          <text:p text:style-name="P36"><text:span text:style-name="Strong_20_Emphasis">Demo &amp; Screencast:</text:span> </text:p>
          <text:list>
            <text:list-item>
              <text:p text:style-name="P36">Record a demo showcasing key features: real-time metric updates, responsive UI, and system performance. </text:p>
            </text:list-item>
            <text:list-item>
              <text:p text:style-name="P36">Prepare a presentation that outlines the project journey, technical challenges, and lessons learned. </text:p>
            </text:list-item>
          </text:list>
        </text:list-item>
        <text:list-item>
          <text:p text:style-name="P36"><text:span text:style-name="Strong_20_Emphasis">Version Control &amp; Sharing:</text:span> </text:p>
          <text:list>
            <text:list-item>
              <text:p text:style-name="P36">Push the final code and documentation to GitHub or a similar platform. </text:p>
            </text:list-item>
            <text:list-item>
              <text:p text:style-name="P37">Include comprehensive commit messages and release notes to document project evolution. </text:p>
            </text:list-item>
          </text:list>
        </text:list-item>
      </text:list>
      <text:p text:style-name="Horizontal_20_Line"/>
      <text:h text:style-name="Heading_20_3" text:outline-level="3">Additional Considerations</text:h>
      <text:list text:style-name="L20">
        <text:list-item>
          <text:p text:style-name="P38"><text:span text:style-name="Strong_20_Emphasis">Version Control Best Practices:</text:span> </text:p>
          <text:list>
            <text:list-item>
              <text:p text:style-name="P38">Regularly merge feature branches to the main branch. </text:p>
            </text:list-item>
            <text:list-item>
              <text:p text:style-name="P38">Use descriptive commit messages and maintain a clear project history. </text:p>
            </text:list-item>
          </text:list>
        </text:list-item>
        <text:list-item>
          <text:p text:style-name="P38"><text:span text:style-name="Strong_20_Emphasis">Continuous Integration (CI):</text:span> </text:p>
          <text:list>
            <text:list-item>
              <text:p text:style-name="P38">Set up a CI pipeline (e.g., GitHub Actions, Travis CI) to automatically run tests and builds upon each commit. </text:p>
            </text:list-item>
            <text:list-item>
              <text:p text:style-name="P38">Configure notifications for failed builds or tests to quickly address issues. </text:p>
            </text:list-item>
          </text:list>
        </text:list-item>
        <text:list-item>
          <text:p text:style-name="P38"><text:span text:style-name="Strong_20_Emphasis">Feedback Loop:</text:span> </text:p>
          <text:list>
            <text:list-item>
              <text:p text:style-name="P38">Schedule regular testing sessions. </text:p>
            </text:list-item>
            <text:list-item>
              <text:p text:style-name="P38">Collect user feedback (internal or external) and refine features accordingly. </text:p>
            </text:list-item>
            <text:list-item>
              <text:p text:style-name="P39">Document issues and resolutions for future referenc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0:30:04.983355713</meta:creation-date>
    <dc:date>2025-03-20T20:55:32.089796212</dc:date>
    <meta:editing-duration>PT4M24S</meta:editing-duration>
    <meta:editing-cycles>1</meta:editing-cycles>
    <meta:document-statistic meta:table-count="0" meta:image-count="0" meta:object-count="0" meta:page-count="6" meta:paragraph-count="143" meta:word-count="978" meta:character-count="6735" meta:non-whitespace-character-count="5898"/>
    <meta:generator>LibreOffice/24.8.5.2$Linux_X86_64 LibreOffice_project/27b361b745d0ea8f99bc93dfcb7a39098dfa5fff</meta:generator>
  </office:meta>
</office:document-meta>
</file>